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7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itial Circuit</text:p>
          </table:table-cell>
          <table:table-cell table:number-columns-repeated="9"/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 <text:s text:c="3"/></text:p>
          </table:table-cell>
          <table:table-cell table:style-name="ce3" table:formula="of:=[.D5]*[.E5]" office:value-type="float" office:value="2" calcext:value-type="float">
            <text:p>2 <text:s text:c="3"/>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 table:formula="of:=[.F5]+[.G5]" office:value-type="float" office:value="3.33333333333333" calcext:value-type="float">
            <text:p>3 1/3</text:p>
          </table:table-cell>
          <table:table-cell table:number-columns-repeated="4"/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 <text:s text:c="3"/></text:p>
          </table:table-cell>
          <table:table-cell table:style-name="ce3" table:formula="of:=[.N5]*[.O5]" office:value-type="float" office:value="2" calcext:value-type="float">
            <text:p>2 <text:s text:c="3"/>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 table:formula="of:=[.P5]+[.Q5]" office:value-type="float" office:value="3.33333333333333" calcext:value-type="float">
            <text:p>3 1/3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 table:formula="of:=[.D6]*[.E6]" office:value-type="float" office:value="1.33333333333333" calcext:value-type="float">
            <text:p>1 1/3</text:p>
          </table:table-cell>
          <table:table-cell office:value-type="float" office:value="2" calcext:value-type="float">
            <text:p>2</text:p>
          </table:table-cell>
          <table:table-cell table:style-name="ce3" table:formula="of:=[.F6]+[.G6]" office:value-type="float" office:value="3.33333333333333" calcext:value-type="float">
            <text:p>3 1/3</text:p>
          </table:table-cell>
          <table:table-cell table:number-columns-repeated="4"/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 table:formula="of:=[.N6]*[.O6]" office:value-type="float" office:value="1.33333333333333" calcext:value-type="float">
            <text:p>1 1/3</text:p>
          </table:table-cell>
          <table:table-cell office:value-type="float" office:value="2" calcext:value-type="float">
            <text:p>2</text:p>
          </table:table-cell>
          <table:table-cell table:style-name="ce3" table:formula="of:=[.P6]+[.Q6]" office:value-type="float" office:value="3.33333333333333" calcext:value-type="float">
            <text:p>3 1/3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stage 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 <text:s text:c="3"/></text:p>
          </table:table-cell>
          <table:table-cell table:style-name="ce3" table:formula="of:=[.D7]*[.E7]" office:value-type="float" office:value="12" calcext:value-type="float">
            <text:p>12 <text:s text:c="3"/>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 table:formula="of:=[.F7]+[.G7]" office:value-type="float" office:value="13.3333333333333" calcext:value-type="float">
            <text:p>13 1/3</text:p>
          </table:table-cell>
          <table:table-cell table:number-columns-repeated="4"/>
          <table:table-cell office:value-type="string" calcext:value-type="string">
            <text:p>stage 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 <text:s text:c="3"/></text:p>
          </table:table-cell>
          <table:table-cell table:style-name="ce3" table:formula="of:=[.N7]*[.O7]" office:value-type="float" office:value="6" calcext:value-type="float">
            <text:p>6 <text:s text:c="3"/>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 table:formula="of:=[.P7]+[.Q7]" office:value-type="float" office:value="7.33333333333333" calcext:value-type="float">
            <text:p>7 1/3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3" table:formula="of:=SUM([.H5:.H7])" office:value-type="float" office:value="20" calcext:value-type="float">
            <text:p>20 <text:s text:c="3"/>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3" table:formula="of:=SUM([.R5:.R7])" office:value-type="float" office:value="14" calcext:value-type="float">
            <text:p>14 <text:s text:c="3"/>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ptimized Circuit</text:p>
          </table:table-cell>
          <table:table-cell table:number-columns-repeated="1021"/>
        </table:table-row>
        <table:table-row table:style-name="ro2">
          <table:table-cell table:number-columns-repeated="15"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15"/>
          <table:table-cell table:style-name="ce3" table:number-columns-repeated="2"/>
          <table:table-cell/>
          <table:table-cell table:style-name="ce3"/>
          <table:table-cell table:number-columns-repeated="1005"/>
        </table:table-row>
        <table:table-row table:style-name="ro2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7"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 <text:s text:c="3"/></text:p>
          </table:table-cell>
          <table:table-cell table:style-name="ce3"/>
          <table:table-cell table:style-name="ce3" office:value-type="float" office:value="1.33333333333333" calcext:value-type="float">
            <text:p>1 1/3</text:p>
          </table:table-cell>
          <table:table-cell table:style-name="ce3"/>
          <table:table-cell table:number-columns-repeated="5"/>
          <table:table-cell table:style-name="ce1"/>
          <table:table-cell table:number-columns-repeated="4"/>
          <table:table-cell table:style-name="ce3"/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3333333333333" calcext:value-type="float">
            <text:p>1 1/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stage 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 <text:s text:c="3"/></text:p>
          </table:table-cell>
          <table:table-cell table:style-name="ce3"/>
          <table:table-cell table:style-name="ce3" office:value-type="float" office:value="1.33333333333333" calcext:value-type="float">
            <text:p>1 1/3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[.D17]*[.D18]*[.D19]" office:value-type="float" office:value="6" calcext:value-type="float">
            <text:p>6</text:p>
          </table:table-cell>
          <table:table-cell table:formula="of:=[.E17]*[.E18]*[.E19]" office:value-type="float" office:value="5.33333333333333" calcext:value-type="float">
            <text:p>5.3333333333</text:p>
          </table:table-cell>
          <table:table-cell table:formula="of:=[.E20]*[.D20]" office:value-type="float" office:value="32" calcext:value-type="float">
            <text:p>32</text:p>
          </table:table-cell>
          <table:table-cell table:formula="of:=[.G17]+[.G18]+[.G19]" office:value-type="float" office:value="4.66666666666667" calcext:value-type="float">
            <text:p>4.6666666667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5"/>
          <table:table-cell table:formula="of:=[.F20]^(1/3)" office:value-type="float" office:value="3.1748021039364" calcext:value-type="float">
            <text:p>3.1748021039</text:p>
          </table:table-cell>
          <table:table-cell/>
          <table:table-cell table:formula="of:=3*[.F21]+[.G20]" office:value-type="float" office:value="14.1910729784759" calcext:value-type="float">
            <text:p>14.1910729785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" table:number-columns-repeated="4"/>
          <table:table-cell table:number-columns-repeated="1014"/>
        </table:table-row>
        <table:table-row table:style-name="ro2">
          <table:table-cell table:number-columns-repeated="6"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table:style-name="ce3" table:number-columns-repeated="4"/>
          <table:table-cell table:number-columns-repeated="1014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y</meta:initial-creator>
    <meta:creation-date>2017-03-21T12:48:28</meta:creation-date>
    <dc:date>2017-03-21T10:48:09.435041066</dc:date>
    <meta:generator>LibreOffice/5.1.6.2.0$Linux_X86_64 LibreOffice_project/10$Build-2</meta:generator>
    <meta:editing-duration>PT22M36S</meta:editing-duration>
    <meta:editing-cycles>3</meta:editing-cycles>
    <meta:document-statistic meta:table-count="1" meta:cell-count="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